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5cm" fo:min-width="11.7cm"/>
    </style:style>
    <style:style style:name="gr2" style:family="graphic" style:parent-style-name="standard">
      <style:graphic-properties draw:stroke="none" svg:stroke-color="#000000" draw:fill="none" draw:fill-color="#ffffff" fo:min-height="8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2cm" svg:height="10.8cm" svg:x="5.6cm" svg:y="7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cm" svg:height="8.4cm" svg:x="6.4cm" svg:y="8.1cm">
          <draw:text-box>
            <text:p/>
            <text:p/>
            <text:p/>
            <text:p/>
            <text:p/>
            <text:p/>
            <text:p><text:tab/><text:tab/>THIS IS A 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3:54:32.737000000</meta:creation-date>
    <dc:date>2015-04-23T15:11:11.115000000</dc:date>
    <meta:editing-duration>PT1H1M23S</meta:editing-duration>
    <meta:editing-cycles>2</meta:editing-cycles>
    <meta:generator>LibreOffice/4.4.2.2$Windows_x86 LibreOffice_project/c4c7d32d0d49397cad38d62472b0bc8acff48dd6</meta:generator>
    <meta:document-statistic meta:object-count="2"/>
  </office:meta>
</office:document-meta>
</file>